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asian="Comic Sans MS" style:font-name-complex="Comic Sans MS"/>
    </style:style>
    <style:style style:name="P3" style:family="paragraph" style:parent-style-name="Standard">
      <style:text-properties style:font-name="Comic Sans MS" style:font-name-complex="Comic Sans MS"/>
    </style:style>
    <style:style style:name="P4" style:family="paragraph" style:parent-style-name="Standard">
      <style:paragraph-properties fo:text-align="justify" style:justify-single-word="false"/>
      <style:text-properties style:font-name="Comic Sans MS" style:font-name-complex="Comic Sans MS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7" style:family="paragraph" style:parent-style-name="Standard" style:master-page-name="Standard">
      <style:paragraph-properties style:page-number="auto"/>
      <style:text-properties style:font-name="Comic Sans MS" fo:font-weight="bold" style:font-weight-asian="bold" style:font-name-complex="Comic Sans MS"/>
    </style:style>
    <style:style style:name="T1" style:family="text">
      <style:text-properties style:font-name-asian="Comic Sans MS"/>
    </style:style>
    <style:style style:name="T2" style:family="text">
      <style:text-properties style:font-name="Comic Sans MS" style:font-name-complex="Comic Sans MS"/>
    </style:style>
    <style:style style:name="T3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4" style:family="text">
      <style:text-properties style:font-name="Comic Sans MS" fo:font-weight="bold" style:font-weight-asian="bold" style:font-name-complex="Comic Sans M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ΑΙΤΗΣΗ<text:tab/><text:tab/><text:tab/><text:tab/><text:tab/><text:tab/><text:tab/><text:tab/></text:p>
      <text:p text:style-name="P1"/>
      <text:p text:style-name="P3">Επώνυμο…………………………………………………………………</text:p>
      <text:p text:style-name="P3">Όνομα…………………………………………………………………….</text:p>
      <text:p text:style-name="P3">Πατρώνυμο……………………………………………………………</text:p>
      <text:p text:style-name="P3">Κλάδος……………………………………………………………………</text:p>
      <text:p text:style-name="P3">Βαθμός……………………………………………………………………</text:p>
      <text:p text:style-name="P3">Οργανική Θέση……………………………………………………..</text:p>
      <text:p text:style-name="P2">…………………………………………………………………………………</text:p>
      <text:p text:style-name="P3">Θέση που υπηρετώ……………………………………………….</text:p>
      <text:p text:style-name="P2">…………………………………………………………………………………</text:p>
      <text:p text:style-name="P3">Δ/νση κατοικίας……………………………………………………</text:p>
      <text:p text:style-name="P2">…………………………………………………………………………………</text:p>
      <text:p text:style-name="P3">Τηλέφωνο………………………………………………………………</text:p>
      <text:p text:style-name="P3"><text:span text:style-name="T1">………………………………………………………………………………</text:span>..</text:p>
      <text:p text:style-name="P3"/>
      <text:p text:style-name="P3"/>
      <text:p text:style-name="Standard"><text:span text:style-name="T2">ΘΕΜΑ: Χορήγηση </text:span><text:span text:style-name="T3">αναρρωτικής</text:span><text:span text:style-name="T2"> άδειας</text:span></text:p>
      <text:p text:style-name="P3"/>
      <text:p text:style-name="P3"/>
      <text:p text:style-name="P3"/>
      <text:p text:style-name="P3"/>
      <text:p text:style-name="P3"/>
      <text:p text:style-name="P3">1.Συνολικός χρόνος υπηρεσίας:</text:p>
      <text:p text:style-name="P2">………………………………………………………………………………</text:p>
      <text:p text:style-name="P3"><text:soft-page-break/>2. Χορηγηθείσα αναρρωτική άδεια τελευταίας πενταετίας:</text:p>
      <text:p text:style-name="P3"><text:span text:style-name="T1">…………………………………………………………………………………</text:span>3.Χορηγηθείσα αναρρωτική άδεια τρέχοντος ημερολογιακού έτους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>ΠΡΟΣ</text:p>
      <text:p text:style-name="P1"/>
      <text:p text:style-name="P3"/>
      <text:p text:style-name="P3">Την Διεύθυνση <text:s/>Δ.Ε. Ν. Ηρακλείου.</text:p>
      <text:p text:style-name="Standard"><text:span text:style-name="T2">(Δια του κ. Δ/ντή του………………………………………….</text:span></text:p>
      <text:p text:style-name="P3"><text:span text:style-name="T1">………………………………………………………………………………</text:span>.)</text:p>
      <text:p text:style-name="P3"/>
      <text:p text:style-name="P5"><text:span text:style-name="T2">Παρακαλώ να μου χορηγήσετε </text:span><text:span text:style-name="T3">αναρρωτική</text:span><text:span text:style-name="T4"> </text:span><text:span text:style-name="T2">άδεια βάσει των άρθρων 54, 55. 56 του Ν.3528/9-02-2007, ΦΕΚ 26 τ.Α όπως αντκαταστάθηκαν από τα άρθρα 2,3 του Ν. 4210/2013 (ΦΕΚ 254 Α’)</text:span></text:p>
      <text:p text:style-name="P4"><text:span text:style-name="T1">…………</text:span>. ημερ………........... από……………………………….. μέχρι……………………………..διότι……………………………....</text:p>
      <text:p text:style-name="P2">…………………………………………………………………………………</text:p>
      <text:p text:style-name="P3"/>
      <text:p text:style-name="P3"><text:soft-page-break/></text:p>
      <text:p text:style-name="P3">Μαζί υποβάλλω <text:s/>ή:</text:p>
      <text:p text:style-name="P3"/>
      <text:p text:style-name="P3"/>
      <text:p text:style-name="P3">α) υπεύθυνη δήλωση</text:p>
      <text:p text:style-name="P3"/>
      <text:p text:style-name="P2">…………………………………………………………………………………</text:p>
      <text:p text:style-name="P3">β) γνωμάτευση Θεράποντα <text:s/>Ιατρού</text:p>
      <text:p text:style-name="P3"/>
      <text:p text:style-name="P2">…………………………………………………………………………………</text:p>
      <text:p text:style-name="P3">γ) γνωμάτευση Νοσηλευτικού Ιδρύματος</text:p>
      <text:p text:style-name="P2">……………………………………………………………………………</text:p>
      <text:p text:style-name="P3"/>
      <text:p text:style-name="P3">δ) γνωμάτευση <text:s/>Α/θμιας Υγειονομικής Επιτροπής</text:p>
      <text:p text:style-name="P3">,,,,,,,,,,,,,,,,,,,,,,,,,,,,,,,,,,,,,,,,,,,,,,,,,,,,,,,,,,,,,,,,,,,,,,,,,,,</text:p>
      <text:p text:style-name="P3"/>
      <text:p text:style-name="P3"/>
      <text:p text:style-name="P3">Ημερομηνία:…………………………………………..</text:p>
      <text:p text:style-name="P3"/>
      <text:p text:style-name="P6"><text:span text:style-name="T1">………… </text:span>Αιτ……………………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Προεπιλεγμένη_20_γραμματοσειρά1" style:display-name="Προεπιλεγμένη γραμματοσειρά1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 text:start-value="3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2:58:00</meta:creation-date>
    <dc:creator>1g2</dc:creator>
    <dc:date>2016-10-19T09:10:00</dc:date>
    <meta:print-date>2008-04-03T09:59:00</meta:print-date>
    <meta:editing-cycles>2</meta:editing-cycles>
    <meta:editing-duration>PT6M</meta:editing-duration>
    <meta:document-statistic meta:table-count="0" meta:image-count="0" meta:object-count="0" meta:page-count="3" meta:paragraph-count="37" meta:word-count="110" meta:character-count="1423" meta:non-whitespace-character-count="1338"/>
    <meta:generator>LibreOffice/5.2.7.2$Linux_X86_64 LibreOffice_project/20m0$Build-2</meta:generator>
  </office:meta>
</office:document-meta>
</file>